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2677ef" officeooo:paragraph-rsid="00210f03" style:font-size-asian="8pt" style:font-size-complex="8pt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a938" officeooo:paragraph-rsid="00210f03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466332" officeooo:paragraph-rsid="00210f03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0d87b1" officeooo:paragraph-rsid="00210f03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4e57bd" officeooo:paragraph-rsid="00210f03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26e5c5" officeooo:paragraph-rsid="00210f03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055a" officeooo:paragraph-rsid="00210f03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33f0d7" officeooo:paragraph-rsid="00210f03" style:font-size-asian="8pt" style:font-size-complex="8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8e7ee" officeooo:paragraph-rsid="00210f03" style:font-size-asian="8pt" style:font-size-complex="8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ans" fo:font-size="8pt" officeooo:rsid="0038f6d0" officeooo:paragraph-rsid="00210f03" style:font-size-asian="8pt" style:font-size-complex="8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0c60f6" officeooo:paragraph-rsid="00210f03" style:font-size-asian="8pt" style:font-size-complex="8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283a5d" officeooo:paragraph-rsid="00283a5d" style:font-size-asian="8pt" style:font-size-complex="8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283a5d" officeooo:paragraph-rsid="002b3833" style:font-size-asian="8pt" style:font-size-complex="8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8pt" officeooo:rsid="002a6622" officeooo:paragraph-rsid="002b3833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b3833" officeooo:paragraph-rsid="002b3833" style:font-size-asian="8pt" style:font-size-complex="8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4e57bd" officeooo:paragraph-rsid="00210f03" fo:background-color="#ffffff" style:font-size-asian="8pt" style:font-size-complex="8pt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0c3e8b" officeooo:paragraph-rsid="00210f03" fo:background-color="#ffffff" style:font-size-asian="8pt" style:font-size-complex="8pt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ans" fo:font-size="8pt" officeooo:rsid="000c60f6" officeooo:paragraph-rsid="00210f03" fo:background-color="#ffffff" style:font-size-asian="8pt" style:font-size-complex="8pt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be18" officeooo:paragraph-rsid="0026be18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83a5d" officeooo:paragraph-rsid="00283a5d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34" style:family="paragraph" style:parent-style-name="Table_20_Contents">
      <style:paragraph-properties fo:margin-left="0.751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6be18" officeooo:paragraph-rsid="0026be18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2bd86b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914d" officeooo:paragraph-rsid="0026914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normal" officeooo:rsid="002bd86b" officeooo:paragraph-rsid="002bd86b" style:font-weight-asian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8pt" officeooo:rsid="002c6dd7" officeooo:paragraph-rsid="002c6dd7" style:font-size-asian="8pt" style:font-size-complex="8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ans" fo:font-size="8pt" officeooo:rsid="00283a5d" officeooo:paragraph-rsid="002b3833" style:font-size-asian="8pt" style:font-size-complex="8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ize="8pt" fo:font-weight="normal" officeooo:rsid="002bd86b" officeooo:paragraph-rsid="002bd86b" style:font-size-asian="8pt" style:font-weight-asian="normal" style:font-size-complex="8pt" style:font-weight-complex="normal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Line1894749828832">
          <table:table-cell table:style-name="Tableau34.A1" table:number-columns-spanned="7" office:value-type="string">
            <text:p text:style-name="P3">Fiche de test <text:span text:style-name="T1">unitai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25024"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35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35">F1.1</text:p>
          </table:table-cell>
        </table:table-row>
        <table:table-row table:style-name="TableLine1894749831824"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894749814688"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31">Vérifier le fonctionnement <text:span text:style-name="T2">de l’encodage et de l’émission d’une trame Sigfox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894749815232"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Line1894749822304"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34544"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 table:style-name="TableLine1894749836176"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36">TestSigfox</text:p>
          </table:table-cell>
          <table:covered-table-cell/>
          <table:covered-table-cell/>
          <table:table-cell table:style-name="Tableau34.G2" table:number-columns-spanned="2" office:value-type="string">
            <text:p text:style-name="P38">PC Linux avec Netbeans</text:p>
            <text:p text:style-name="P35">+ esp32 connecté en USB avec module sigfox connecté sur les broches 26 (RX_ESP) et 27(TX_ESP) de l’esp</text:p>
            <text:p text:style-name="P35">Accès au backend sigfox + compte utilisateur</text:p>
          </table:table-cell>
          <table:covered-table-cell/>
        </table:table-row>
        <table:table-row table:style-name="TableLine1894749823664"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23936">
          <table:table-cell table:style-name="Tableau34.G2" table:number-columns-spanned="7" office:value-type="string">
            <text:p text:style-name="P34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46512"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43792">
          <table:table-cell table:style-name="Tableau34.G2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94749822576"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 table:style-name="TableLine1894749822576">
          <table:table-cell table:style-name="Tableau34.A2" office:value-type="string">
            <text:p text:style-name="P6"/>
          </table:table-cell>
          <table:table-cell table:style-name="Tableau34.A2" table:number-columns-spanned="2" office:value-type="string">
            <text:p text:style-name="P42">Verification du branchement</text:p>
            <text:p text:style-name="P42">téléverser le programme BridgeSigfox</text:p>
            <text:p text:style-name="P42">Ouvrir un terminal putty en 9600 bps (a vérifier)</text:p>
            <text:p text:style-name="P42">Entrer la commande AT</text:p>
          </table:table-cell>
          <table:covered-table-cell/>
          <table:table-cell table:style-name="Tableau34.G2" table:number-columns-spanned="4" office:value-type="string">
            <text:p text:style-name="P39">Affichage du message « OK »</text:p>
            <text:p text:style-name="P39"/>
          </table:table-cell>
          <table:covered-table-cell/>
          <table:covered-table-cell/>
          <table:covered-table-cell/>
        </table:table-row>
        <table:table-row table:style-name="TableLine1894749835088">
          <table:table-cell table:style-name="Tableau34.A15" office:value-type="string">
            <text:p text:style-name="P10">1</text:p>
          </table:table-cell>
          <table:table-cell table:style-name="Tableau34.A15" table:number-columns-spanned="2" office:value-type="string">
            <text:p text:style-name="P40">Vérification de l’envoi</text:p>
            <text:p text:style-name="P40">Saisir la commande AT$SF=03050A</text:p>
          </table:table-cell>
          <table:covered-table-cell/>
          <table:table-cell table:style-name="Tableau34.G2" table:number-columns-spanned="4" office:value-type="string">
            <text:p text:style-name="P23">Affichage du message « OK »</text:p>
          </table:table-cell>
          <table:covered-table-cell/>
          <table:covered-table-cell/>
          <table:covered-table-cell/>
        </table:table-row>
        <table:table-row table:style-name="TableLine1894749844880">
          <table:table-cell table:style-name="Tableau34.A15" office:value-type="string">
            <text:p text:style-name="P10">2</text:p>
          </table:table-cell>
          <table:table-cell table:style-name="Tableau34.A15" table:number-columns-spanned="2" office:value-type="string">
            <text:p text:style-name="P26">Vérification de la réception au niveau de backend.sigfox.com</text:p>
          </table:table-cell>
          <table:covered-table-cell/>
          <table:table-cell table:style-name="Tableau34.G2" table:number-columns-spanned="4" office:value-type="string">
            <text:p text:style-name="P24">Préciser chemin pour accéder au message</text:p>
            <text:p text:style-name="P24">horodatage postérieur à l’heure d’envoi (de quelques secondes)</text:p>
          </table:table-cell>
          <table:covered-table-cell/>
          <table:covered-table-cell/>
          <table:covered-table-cell/>
        </table:table-row>
        <table:table-row table:style-name="TableLine1894749847056">
          <table:table-cell table:style-name="Tableau34.A15" office:value-type="string">
            <text:p text:style-name="P12">3</text:p>
          </table:table-cell>
          <table:table-cell table:style-name="Tableau34.A15" table:number-columns-spanned="2" office:value-type="string">
            <text:p text:style-name="P25">téléverser</text:p>
          </table:table-cell>
          <table:covered-table-cell/>
          <table:table-cell table:style-name="Tableau34.G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894749834000">
          <table:table-cell table:style-name="Tableau34.A15" office:value-type="string">
            <text:p text:style-name="P12">4</text:p>
          </table:table-cell>
          <table:table-cell table:style-name="Tableau34.A15" table:number-columns-spanned="2" office:value-type="string">
            <text:p text:style-name="P14"/>
          </table:table-cell>
          <table:covered-table-cell/>
          <table:table-cell table:style-name="Tableau34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1894749838352">
          <table:table-cell table:style-name="Tableau34.A15" office:value-type="string">
            <text:p text:style-name="P16">5</text:p>
          </table:table-cell>
          <table:table-cell table:style-name="Tableau34.A15" table:number-columns-spanned="2" office:value-type="string">
            <text:p text:style-name="P13"/>
          </table:table-cell>
          <table:covered-table-cell/>
          <table:table-cell table:style-name="Tableau34.G2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1894749833456">
          <table:table-cell table:style-name="Tableau34.A15" office:value-type="string">
            <text:p text:style-name="P16">6</text:p>
          </table:table-cell>
          <table:table-cell table:style-name="Tableau34.A15" table:number-columns-spanned="2" office:value-type="string">
            <text:p text:style-name="P11"/>
          </table:table-cell>
          <table:covered-table-cell/>
          <table:table-cell table:style-name="Tableau34.G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1894749832640">
          <table:table-cell table:style-name="Tableau34.A15" office:value-type="string">
            <text:p text:style-name="P27">7</text:p>
          </table:table-cell>
          <table:table-cell table:style-name="Tableau34.A15" table:number-columns-spanned="2" office:value-type="string">
            <text:p text:style-name="P18"/>
          </table:table-cell>
          <table:covered-table-cell/>
          <table:table-cell table:style-name="Tableau34.G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1894749846240">
          <table:table-cell table:style-name="Tableau34.A15" office:value-type="string">
            <text:p text:style-name="P28">8</text:p>
          </table:table-cell>
          <table:table-cell table:style-name="Tableau34.A15" table:number-columns-spanned="2" office:value-type="string">
            <text:p text:style-name="P20"/>
          </table:table-cell>
          <table:covered-table-cell/>
          <table:table-cell table:style-name="Tableau34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1894749838080">
          <table:table-cell table:style-name="Tableau34.A15" office:value-type="string">
            <text:p text:style-name="P30">9</text:p>
          </table:table-cell>
          <table:table-cell table:style-name="Tableau34.A15" table:number-columns-spanned="2" office:value-type="string">
            <text:p text:style-name="P22"/>
          </table:table-cell>
          <table:covered-table-cell/>
          <table:table-cell table:style-name="Tableau34.G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1894749845424">
          <table:table-cell table:style-name="Tableau34.A15" office:value-type="string">
            <text:p text:style-name="P30">10</text:p>
          </table:table-cell>
          <table:table-cell table:style-name="Tableau34.A15" table:number-columns-spanned="2" office:value-type="string">
            <text:p text:style-name="P22"/>
          </table:table-cell>
          <table:covered-table-cell/>
          <table:table-cell table:style-name="Tableau34.G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7:38.181200412</meta:creation-date>
    <dc:date>2021-04-09T12:30:19.322000000</dc:date>
    <meta:editing-duration>PT2H19M6S</meta:editing-duration>
    <meta:editing-cycles>11</meta:editing-cycles>
    <meta:generator>LibreOffice/7.1.1.2$Windows_X86_64 LibreOffice_project/fe0b08f4af1bacafe4c7ecc87ce55bb426164676</meta:generator>
    <meta:document-statistic meta:table-count="1" meta:image-count="0" meta:object-count="0" meta:page-count="1" meta:paragraph-count="46" meta:word-count="165" meta:character-count="1018" meta:non-whitespace-character-count="896"/>
  </office:meta>
</office:document-meta>
</file>